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93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[.B3]+[.C3]" office:value-type="float" office:value="5" calcext:value-type="float">
            <text:p>5</text:p>
          </table:table-cell>
          <table:table-cell table:style-name="ce42" table:formula="of:=[.D3]/[.$D$12]" office:value-type="percentage" office:value="0.0044762757385855" calcext:value-type="percentage">
            <text:p>0,4%</text:p>
          </table:table-cell>
          <table:table-cell table:style-name="ce48" table:formula="of:=[.E3]" office:value-type="percentage" office:value="0.0044762757385855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60" calcext:value-type="float">
            <text:p>60</text:p>
          </table:table-cell>
          <table:table-cell table:style-name="ce30" office:value-type="float" office:value="57" calcext:value-type="float">
            <text:p>57</text:p>
          </table:table-cell>
          <table:table-cell table:style-name="ce35" table:formula="of:=[.B4]+[.C4]" office:value-type="float" office:value="117" calcext:value-type="float">
            <text:p>117</text:p>
          </table:table-cell>
          <table:table-cell table:style-name="ce42" table:formula="of:=[.D4]/[.$D$12]" office:value-type="percentage" office:value="0.104744852282901" calcext:value-type="percentage">
            <text:p>10,5%</text:p>
          </table:table-cell>
          <table:table-cell table:style-name="ce49" table:formula="of:=[.F3]+[.E4]" office:value-type="percentage" office:value="0.109221128021486" calcext:value-type="percentage">
            <text:p>1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65" calcext:value-type="float">
            <text:p>65</text:p>
          </table:table-cell>
          <table:table-cell table:style-name="ce30" office:value-type="float" office:value="54" calcext:value-type="float">
            <text:p>54</text:p>
          </table:table-cell>
          <table:table-cell table:style-name="ce35" table:formula="of:=[.B5]+[.C5]" office:value-type="float" office:value="119" calcext:value-type="float">
            <text:p>119</text:p>
          </table:table-cell>
          <table:table-cell table:style-name="ce42" table:formula="of:=[.D5]/[.$D$12]" office:value-type="percentage" office:value="0.106535362578335" calcext:value-type="percentage">
            <text:p>10,7%</text:p>
          </table:table-cell>
          <table:table-cell table:style-name="ce48" table:formula="of:=[.F4]+[.E5]" office:value-type="percentage" office:value="0.215756490599821" calcext:value-type="percentage">
            <text:p>2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75" calcext:value-type="float">
            <text:p>75</text:p>
          </table:table-cell>
          <table:table-cell table:style-name="ce30" office:value-type="float" office:value="65" calcext:value-type="float">
            <text:p>65</text:p>
          </table:table-cell>
          <table:table-cell table:style-name="ce35" table:formula="of:=[.B6]+[.C6]" office:value-type="float" office:value="140" calcext:value-type="float">
            <text:p>140</text:p>
          </table:table-cell>
          <table:table-cell table:style-name="ce42" table:formula="of:=[.D6]/[.$D$12]" office:value-type="percentage" office:value="0.125335720680394" calcext:value-type="percentage">
            <text:p>12,5%</text:p>
          </table:table-cell>
          <table:table-cell table:style-name="ce50" table:formula="of:=[.F5]+[.E6]" office:value-type="percentage" office:value="0.341092211280215" calcext:value-type="percentage">
            <text:p>3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94" calcext:value-type="float">
            <text:p>94</text:p>
          </table:table-cell>
          <table:table-cell table:style-name="ce30" office:value-type="float" office:value="91" calcext:value-type="float">
            <text:p>91</text:p>
          </table:table-cell>
          <table:table-cell table:style-name="ce35" table:formula="of:=[.B7]+[.C7]" office:value-type="float" office:value="185" calcext:value-type="float">
            <text:p>185</text:p>
          </table:table-cell>
          <table:table-cell table:style-name="ce42" table:formula="of:=[.D7]/[.$D$12]" office:value-type="percentage" office:value="0.165622202327663" calcext:value-type="percentage">
            <text:p>16,6%</text:p>
          </table:table-cell>
          <table:table-cell table:style-name="ce50" table:formula="of:=[.F6]+[.E7]" office:value-type="percentage" office:value="0.506714413607878" calcext:value-type="percentage">
            <text:p>5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74" calcext:value-type="float">
            <text:p>74</text:p>
          </table:table-cell>
          <table:table-cell table:style-name="ce30" office:value-type="float" office:value="121" calcext:value-type="float">
            <text:p>121</text:p>
          </table:table-cell>
          <table:table-cell table:style-name="ce35" table:formula="of:=[.B8]+[.C8]" office:value-type="float" office:value="195" calcext:value-type="float">
            <text:p>195</text:p>
          </table:table-cell>
          <table:table-cell table:style-name="ce42" table:formula="of:=[.D8]/[.$D$12]" office:value-type="percentage" office:value="0.174574753804834" calcext:value-type="percentage">
            <text:p>17,5%</text:p>
          </table:table-cell>
          <table:table-cell table:style-name="ce48" table:formula="of:=[.F7]+[.E8]" office:value-type="percentage" office:value="0.681289167412713" calcext:value-type="percentage">
            <text:p>6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90" calcext:value-type="float">
            <text:p>90</text:p>
          </table:table-cell>
          <table:table-cell table:style-name="ce30" office:value-type="float" office:value="77" calcext:value-type="float">
            <text:p>77</text:p>
          </table:table-cell>
          <table:table-cell table:style-name="ce35" table:formula="of:=[.B9]+[.C9]" office:value-type="float" office:value="167" calcext:value-type="float">
            <text:p>167</text:p>
          </table:table-cell>
          <table:table-cell table:style-name="ce42" table:formula="of:=[.D9]/[.$D$12]" office:value-type="percentage" office:value="0.149507609668756" calcext:value-type="percentage">
            <text:p>15,0%</text:p>
          </table:table-cell>
          <table:table-cell table:style-name="ce48" table:formula="of:=[.F8]+[.E9]" office:value-type="percentage" office:value="0.830796777081468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33" calcext:value-type="float">
            <text:p>33</text:p>
          </table:table-cell>
          <table:table-cell table:style-name="ce30" office:value-type="float" office:value="46" calcext:value-type="float">
            <text:p>46</text:p>
          </table:table-cell>
          <table:table-cell table:style-name="ce35" table:formula="of:=[.B10]+[.C10]" office:value-type="float" office:value="79" calcext:value-type="float">
            <text:p>79</text:p>
          </table:table-cell>
          <table:table-cell table:style-name="ce42" table:formula="of:=[.D10]/[.$D$12]" office:value-type="percentage" office:value="0.0707251566696508" calcext:value-type="percentage">
            <text:p>7,1%</text:p>
          </table:table-cell>
          <table:table-cell table:style-name="ce48" table:formula="of:=[.F9]+[.E10]" office:value-type="percentage" office:value="0.901521933751119" calcext:value-type="percentage">
            <text:p>9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51" calcext:value-type="float">
            <text:p>51</text:p>
          </table:table-cell>
          <table:table-cell table:style-name="ce30" office:value-type="float" office:value="59" calcext:value-type="float">
            <text:p>59</text:p>
          </table:table-cell>
          <table:table-cell table:style-name="ce35" table:formula="of:=[.B11]+[.C11]" office:value-type="float" office:value="110" calcext:value-type="float">
            <text:p>110</text:p>
          </table:table-cell>
          <table:table-cell table:style-name="ce43" table:formula="of:=[.D11]/[.$D$12]" office:value-type="percentage" office:value="0.0984780662488809" calcext:value-type="percentage">
            <text:p>9,8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545" calcext:value-type="float">
            <text:p>545</text:p>
          </table:table-cell>
          <table:table-cell table:style-name="ce21" table:formula="of:=SUM([.C3:.C11])" office:value-type="float" office:value="572" calcext:value-type="float">
            <text:p>572</text:p>
          </table:table-cell>
          <table:table-cell table:style-name="ce36" table:formula="of:=SUM([.D3:.D11])" office:value-type="float" office:value="1117" calcext:value-type="float">
            <text:p>1.117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487914055505819" calcext:value-type="percentage">
            <text:p>49 %</text:p>
          </table:table-cell>
          <table:table-cell table:style-name="ce22" table:formula="of:=[.C12]/[.D12]" office:value-type="percentage" office:value="0.512085944494181" calcext:value-type="percentage">
            <text:p>51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21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7" office:value-type="string" calcext:value-type="string" table:number-columns-spanned="3" table:number-rows-spanned="1">
            <text:p>LETALIDAD</text:p>
          </table:table-cell>
          <table:covered-table-cell table:style-name="ce84"/>
          <table:covered-table-cell table:style-name="ce100"/>
          <table:table-cell/>
        </table:table-row>
        <table:table-row table:style-name="ro2">
          <table:table-cell table:style-name="ce8" office:value-type="float" office:value="219" calcext:value-type="float">
            <text:p>219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815" calcext:value-type="float">
            <text:p>815</text:p>
          </table:table-cell>
          <table:table-cell table:style-name="ce38" office:value-type="float" office:value="21" calcext:value-type="float">
            <text:p>21</text:p>
          </table:table-cell>
          <table:table-cell table:style-name="ce45" table:formula="of:=SUM([.A18:.D18])" office:value-type="float" office:value="1210" calcext:value-type="float">
            <text:p>1.210</text:p>
          </table:table-cell>
          <table:table-cell/>
          <table:table-cell table:style-name="ce68" office:value-type="percentage" office:value="0.03" calcext:value-type="percentage" table:number-columns-spanned="3" table:number-rows-spanned="1">
            <text:p>3,00 %</text:p>
          </table:table-cell>
          <table:covered-table-cell table:style-name="ce85"/>
          <table:covered-table-cell table:style-name="ce101"/>
          <table:table-cell/>
        </table:table-row>
        <table:table-row table:style-name="ro2">
          <table:table-cell table:style-name="ce9" table:formula="of:=[.A18]/[.$E$18]" office:value-type="percentage" office:value="0.18099173553719" calcext:value-type="percentage">
            <text:p>18,1%</text:p>
          </table:table-cell>
          <table:table-cell table:style-name="ce9" table:formula="of:=[.B18]/[.$E$18]" office:value-type="percentage" office:value="0.128099173553719" calcext:value-type="percentage">
            <text:p>12,8%</text:p>
          </table:table-cell>
          <table:table-cell table:style-name="ce9" table:formula="of:=[.C18]/[.$E$18]" office:value-type="percentage" office:value="0.673553719008264" calcext:value-type="percentage">
            <text:p>67,4%</text:p>
          </table:table-cell>
          <table:table-cell table:style-name="ce9" table:formula="of:=[.D18]/[.$E$18]" office:value-type="percentage" office:value="0.0173553719008264" calcext:value-type="percentage">
            <text:p>1,7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7" office:value-type="string" calcext:value-type="string" table:number-columns-spanned="3" table:number-rows-spanned="1">
            <text:p>MORTALIDAD/10.000</text:p>
          </table:table-cell>
          <table:covered-table-cell table:style-name="ce84"/>
          <table:covered-table-cell table:style-name="ce100"/>
          <table:table-cell/>
        </table:table-row>
        <table:table-row table:style-name="ro2">
          <table:table-cell table:style-name="ce10" office:value-type="string" calcext:value-type="string">
            <text:p>Distribución por síntomas: en 17 casos confirmados no ha sido posible identificar la existencia o no de sintomatología</text:p>
          </table:table-cell>
          <table:table-cell table:number-columns-repeated="5"/>
          <table:table-cell table:style-name="ce69" office:value-type="float" office:value="12.4" calcext:value-type="float" table:number-columns-spanned="3" table:number-rows-spanned="1">
            <text:p>12,40</text:p>
          </table:table-cell>
          <table:covered-table-cell table:style-name="ce86"/>
          <table:covered-table-cell table:style-name="ce102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659" calcext:value-type="float">
            <text:p>659</text:p>
          </table:table-cell>
          <table:table-cell table:style-name="ce31" table:formula="of:=[.B22]/([.B22]+[.B23])" office:value-type="percentage" office:value="0.552388935456832" calcext:value-type="percentage">
            <text:p>55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534" calcext:value-type="float">
            <text:p>534</text:p>
          </table:table-cell>
          <table:table-cell table:style-name="ce32" table:formula="of:=[.B23]/([.B22]+[.B23])" office:value-type="percentage" office:value="0.447611064543169" calcext:value-type="percentage">
            <text:p>45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60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60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44" calcext:value-type="float">
            <text:p>44</text:p>
          </table:table-cell>
          <table:table-cell table:style-name="ce33" table:formula="of:=[.B28]/[.$B$134]" office:value-type="percentage" office:value="0.0363636363636364" calcext:value-type="percentage">
            <text:p>3,64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70" office:value-type="float" office:value="245" calcext:value-type="float">
            <text:p>245</text:p>
          </table:table-cell>
          <table:table-cell table:style-name="ce87" table:formula="of:=[.G28]/[.$E$18]" office:value-type="percentage" office:value="0.202479338842975" calcext:value-type="percentage">
            <text:p>20,25 %</text:p>
          </table:table-cell>
          <table:table-cell table:style-name="ce103"/>
          <table:table-cell table:style-name="ce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41" calcext:value-type="float">
            <text:p>41</text:p>
          </table:table-cell>
          <table:table-cell table:style-name="ce33" table:formula="of:=[.B29]/[.$B$134]" office:value-type="percentage" office:value="0.0338842975206612" calcext:value-type="percentage">
            <text:p>3,39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0" office:value-type="float" office:value="244" calcext:value-type="float">
            <text:p>244</text:p>
          </table:table-cell>
          <table:table-cell table:style-name="ce87" table:formula="of:=[.G29]/[.$E$18]" office:value-type="percentage" office:value="0.201652892561983" calcext:value-type="percentage">
            <text:p>20,17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30]/[.$B$134]" office:value-type="percentage" office:value="0.0247933884297521" calcext:value-type="percentage">
            <text:p>2,48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ZARAGOZA I</text:p>
          </table:table-cell>
          <table:table-cell table:style-name="ce71" office:value-type="float" office:value="179" calcext:value-type="float">
            <text:p>179</text:p>
          </table:table-cell>
          <table:table-cell table:style-name="ce88" table:formula="of:=[.G30]/[.$E$18]" office:value-type="percentage" office:value="0.147933884297521" calcext:value-type="percentage">
            <text:p>14,79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27" calcext:value-type="float">
            <text:p>27</text:p>
          </table:table-cell>
          <table:table-cell table:style-name="ce33" table:formula="of:=[.B31]/[.$B$134]" office:value-type="percentage" office:value="0.0223140495867769" calcext:value-type="percentage">
            <text:p>2,23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72" office:value-type="float" office:value="116" calcext:value-type="float">
            <text:p>116</text:p>
          </table:table-cell>
          <table:table-cell table:style-name="ce89" table:formula="of:=[.G31]/[.$E$18]" office:value-type="percentage" office:value="0.0958677685950413" calcext:value-type="percentage">
            <text:p>9,59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7" calcext:value-type="float">
            <text:p>27</text:p>
          </table:table-cell>
          <table:table-cell table:style-name="ce33" table:formula="of:=[.B32]/[.$B$134]" office:value-type="percentage" office:value="0.0223140495867769" calcext:value-type="percentage">
            <text:p>2,2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HUESCA</text:p>
          </table:table-cell>
          <table:table-cell table:style-name="ce73" office:value-type="float" office:value="112" calcext:value-type="float">
            <text:p>112</text:p>
          </table:table-cell>
          <table:table-cell table:style-name="ce90" table:formula="of:=[.G32]/[.$E$18]" office:value-type="percentage" office:value="0.0925619834710744" calcext:value-type="percentage">
            <text:p>9,26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27" calcext:value-type="float">
            <text:p>27</text:p>
          </table:table-cell>
          <table:table-cell table:style-name="ce33" table:formula="of:=[.B33]/[.$B$134]" office:value-type="percentage" office:value="0.0223140495867769" calcext:value-type="percentage">
            <text:p>2,23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5" office:value-type="string" calcext:value-type="string">
            <text:p>CALATAYUD</text:p>
          </table:table-cell>
          <table:table-cell table:style-name="ce74" office:value-type="float" office:value="100" calcext:value-type="float">
            <text:p>100</text:p>
          </table:table-cell>
          <table:table-cell table:style-name="ce91" table:formula="of:=[.G33]/[.$E$18]" office:value-type="percentage" office:value="0.0826446280991736" calcext:value-type="percentage">
            <text:p>8,26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4]/[.$B$134]" office:value-type="percentage" office:value="0.0198347107438017" calcext:value-type="percentage">
            <text:p>1,98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75" office:value-type="float" office:value="97" calcext:value-type="float">
            <text:p>97</text:p>
          </table:table-cell>
          <table:table-cell table:style-name="ce92" table:formula="of:=[.G34]/[.$E$18]" office:value-type="percentage" office:value="0.0801652892561983" calcext:value-type="percentage">
            <text:p>8,02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5]/[.$B$134]" office:value-type="percentage" office:value="0.0190082644628099" calcext:value-type="percentage">
            <text:p>1,90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7" office:value-type="string" calcext:value-type="string">
            <text:p>ALCAÑIZ</text:p>
          </table:table-cell>
          <table:table-cell table:style-name="ce76" office:value-type="float" office:value="57" calcext:value-type="float">
            <text:p>57</text:p>
          </table:table-cell>
          <table:table-cell table:style-name="ce93" table:formula="of:=[.G35]/[.$E$18]" office:value-type="percentage" office:value="0.0471074380165289" calcext:value-type="percentage">
            <text:p>4,71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6]/[.$B$134]" office:value-type="percentage" office:value="0.0181818181818182" calcext:value-type="percentage">
            <text:p>1,82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8" office:value-type="string" calcext:value-type="string">
            <text:p>No identificado</text:p>
          </table:table-cell>
          <table:table-cell table:style-name="ce77" office:value-type="float" office:value="60" calcext:value-type="float">
            <text:p>60</text:p>
          </table:table-cell>
          <table:table-cell table:style-name="ce94" table:formula="of:=[.G36]/[.$E$18]" office:value-type="percentage" office:value="0.0495867768595041" calcext:value-type="percentage">
            <text:p>4,96 %</text:p>
          </table:table-cell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7]/[.$B$134]" office:value-type="percentage" office:value="0.0181818181818182" calcext:value-type="percentage">
            <text:p>1,82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9" office:value-type="string" calcext:value-type="string">
            <text:p>TOTAL</text:p>
          </table:table-cell>
          <table:table-cell table:style-name="ce78" table:formula="of:=SUM([.G28:.G36])" office:value-type="float" office:value="1210" calcext:value-type="float">
            <text:p>1.210</text:p>
          </table:table-cell>
          <table:table-cell table:style-name="ce95"/>
          <table:table-cell table:style-name="ce104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8]/[.$B$134]" office:value-type="percentage" office:value="0.0181818181818182" calcext:value-type="percentage">
            <text:p>1,82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39]/[.$B$134]" office:value-type="percentage" office:value="0.0173553719008264" calcext:value-type="percentage">
            <text:p>1,74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0"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0]/[.$B$134]" office:value-type="percentage" office:value="0.0173553719008264" calcext:value-type="percentage">
            <text:p>1,74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5"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1]/[.$B$134]" office:value-type="percentage" office:value="0.0173553719008264" calcext:value-type="percentage">
            <text:p>1,74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6"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2]/[.$B$134]" office:value-type="percentage" office:value="0.0165289256198347" calcext:value-type="percentage">
            <text:p>1,65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0" office:value-type="string" calcext:value-type="string">
            <text:p>Casos en municipios con más de 10.000 habitantes</text:p>
          </table:table-cell>
          <table:table-cell table:style-name="ce60" table:number-columns-repeated="2"/>
          <table:table-cell table:style-name="ce66"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3]/[.$B$134]" office:value-type="percentage" office:value="0.015702479338843" calcext:value-type="percentage">
            <text:p>1,57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1" office:value-type="string" calcext:value-type="string">
            <text:p>MUNICIPIO</text:p>
          </table:table-cell>
          <table:table-cell table:style-name="ce61" office:value-type="string" calcext:value-type="string">
            <text:p>nº casos</text:p>
          </table:table-cell>
          <table:table-cell table:style-name="ce61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4]/[.$B$134]" office:value-type="percentage" office:value="0.015702479338843" calcext:value-type="percentage">
            <text:p>1,57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2" office:value-type="string" calcext:value-type="string">
            <text:p>Zaragoza</text:p>
          </table:table-cell>
          <table:table-cell table:style-name="ce79" office:value-type="float" office:value="508" calcext:value-type="float">
            <text:p>508</text:p>
          </table:table-cell>
          <table:table-cell table:style-name="ce96" table:formula="of:=[.G44]/[.$B$134]" office:value-type="percentage" office:value="0.419834710743802" calcext:value-type="percentage">
            <text:p>41,9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5]/[.$B$134]" office:value-type="percentage" office:value="0.0148760330578512" calcext:value-type="percentage">
            <text:p>1,49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3" office:value-type="string" calcext:value-type="string">
            <text:p>Teruel</text:p>
          </table:table-cell>
          <table:table-cell table:style-name="ce80" office:value-type="float" office:value="49" calcext:value-type="float">
            <text:p>49</text:p>
          </table:table-cell>
          <table:table-cell table:style-name="ce97" table:formula="of:=[.G45]/[.$B$134]" office:value-type="percentage" office:value="0.040495867768595" calcext:value-type="percentage">
            <text:p>4,0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6]/[.$B$134]" office:value-type="percentage" office:value="0.0148760330578512" calcext:value-type="percentage">
            <text:p>1,49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4" office:value-type="string" calcext:value-type="string">
            <text:p>Jaca</text:p>
          </table:table-cell>
          <table:table-cell table:style-name="ce81" office:value-type="float" office:value="42" calcext:value-type="float">
            <text:p>42</text:p>
          </table:table-cell>
          <table:table-cell table:style-name="ce98" table:formula="of:=[.G46]/[.$B$134]" office:value-type="percentage" office:value="0.0347107438016529" calcext:value-type="percentage">
            <text:p>3,4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7]/[.$B$134]" office:value-type="percentage" office:value="0.0148760330578512" calcext:value-type="percentage">
            <text:p>1,49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3" office:value-type="string" calcext:value-type="string">
            <text:p>Huesca</text:p>
          </table:table-cell>
          <table:table-cell table:style-name="ce80" office:value-type="float" office:value="38" calcext:value-type="float">
            <text:p>38</text:p>
          </table:table-cell>
          <table:table-cell table:style-name="ce97" table:formula="of:=[.G47]/[.$B$134]" office:value-type="percentage" office:value="0.031404958677686" calcext:value-type="percentage">
            <text:p>3,1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8]/[.$B$134]" office:value-type="percentage" office:value="0.0148760330578512" calcext:value-type="percentage">
            <text:p>1,49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4" office:value-type="string" calcext:value-type="string">
            <text:p>Barbastro</text:p>
          </table:table-cell>
          <table:table-cell table:style-name="ce81" office:value-type="float" office:value="20" calcext:value-type="float">
            <text:p>20</text:p>
          </table:table-cell>
          <table:table-cell table:style-name="ce98" table:formula="of:=[.G48]/[.$B$134]" office:value-type="percentage" office:value="0.0165289256198347" calcext:value-type="percentage">
            <text:p>1,6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9]/[.$B$134]" office:value-type="percentage" office:value="0.0140495867768595" calcext:value-type="percentage">
            <text:p>1,40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3" office:value-type="string" calcext:value-type="string">
            <text:p>Utebo</text:p>
          </table:table-cell>
          <table:table-cell table:style-name="ce80" office:value-type="float" office:value="18" calcext:value-type="float">
            <text:p>18</text:p>
          </table:table-cell>
          <table:table-cell table:style-name="ce97" table:formula="of:=[.G49]/[.$B$134]" office:value-type="percentage" office:value="0.0148760330578512" calcext:value-type="percentage">
            <text:p>1,4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0]/[.$B$134]" office:value-type="percentage" office:value="0.0140495867768595" calcext:value-type="percentage">
            <text:p>1,40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Fraga</text:p>
          </table:table-cell>
          <table:table-cell table:style-name="ce81" office:value-type="float" office:value="13" calcext:value-type="float">
            <text:p>13</text:p>
          </table:table-cell>
          <table:table-cell table:style-name="ce98" table:formula="of:=[.G50]/[.$B$134]" office:value-type="percentage" office:value="0.0107438016528926" calcext:value-type="percentage">
            <text:p>1,0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1]/[.$B$134]" office:value-type="percentage" office:value="0.0140495867768595" calcext:value-type="percentage">
            <text:p>1,40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3" office:value-type="string" calcext:value-type="string">
            <text:p>Alcañiz</text:p>
          </table:table-cell>
          <table:table-cell table:style-name="ce80" office:value-type="float" office:value="13" calcext:value-type="float">
            <text:p>13</text:p>
          </table:table-cell>
          <table:table-cell table:style-name="ce97" table:formula="of:=[.G51]/[.$B$134]" office:value-type="percentage" office:value="0.0107438016528926" calcext:value-type="percentage">
            <text:p>1,0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2]/[.$B$134]" office:value-type="percentage" office:value="0.0132231404958678" calcext:value-type="percentage">
            <text:p>1,32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81" office:value-type="float" office:value="12" calcext:value-type="float">
            <text:p>12</text:p>
          </table:table-cell>
          <table:table-cell table:style-name="ce98" table:formula="of:=[.G52]/[.$B$134]" office:value-type="percentage" office:value="0.00991735537190083" calcext:value-type="percentage">
            <text:p>0,9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3]/[.$B$134]" office:value-type="percentage" office:value="0.0132231404958678" calcext:value-type="percentage">
            <text:p>1,32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3" office:value-type="string" calcext:value-type="string">
            <text:p>Ejea de los Caballeros</text:p>
          </table:table-cell>
          <table:table-cell table:style-name="ce80" office:value-type="float" office:value="11" calcext:value-type="float">
            <text:p>11</text:p>
          </table:table-cell>
          <table:table-cell table:style-name="ce97" table:formula="of:=[.G53]/[.$B$134]" office:value-type="percentage" office:value="0.00909090909090909" calcext:value-type="percentage">
            <text:p>0,9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4]/[.$B$134]" office:value-type="percentage" office:value="0.0132231404958678" calcext:value-type="percentage">
            <text:p>1,32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Monzón</text:p>
          </table:table-cell>
          <table:table-cell table:style-name="ce81" office:value-type="float" office:value="10" calcext:value-type="float">
            <text:p>10</text:p>
          </table:table-cell>
          <table:table-cell table:style-name="ce98" table:formula="of:=[.G54]/[.$B$134]" office:value-type="percentage" office:value="0.00826446280991736" calcext:value-type="percentage">
            <text:p>0,8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biñán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5]/[.$B$134]" office:value-type="percentage" office:value="0.0132231404958678" calcext:value-type="percentage">
            <text:p>1,32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3" office:value-type="string" calcext:value-type="string">
            <text:p>Tarazona</text:p>
          </table:table-cell>
          <table:table-cell table:style-name="ce80" office:value-type="float" office:value="10" calcext:value-type="float">
            <text:p>10</text:p>
          </table:table-cell>
          <table:table-cell table:style-name="ce97" table:formula="of:=[.G55]/[.$B$134]" office:value-type="percentage" office:value="0.00826446280991736" calcext:value-type="percentage">
            <text:p>0,8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6]/[.$B$134]" office:value-type="percentage" office:value="0.012396694214876" calcext:value-type="percentage">
            <text:p>1,24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Cuarte de Huerva</text:p>
          </table:table-cell>
          <table:table-cell table:style-name="ce81" office:value-type="float" office:value="5" calcext:value-type="float">
            <text:p>5</text:p>
          </table:table-cell>
          <table:table-cell table:style-name="ce98" table:formula="of:=[.G56]/[.$B$134]" office:value-type="percentage" office:value="0.00413223140495868" calcext:value-type="percentage">
            <text:p>0,4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7]/[.$B$134]" office:value-type="percentage" office:value="0.012396694214876" calcext:value-type="percentage">
            <text:p>1,24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82" table:formula="of:=SUM([.G44:.G56])" office:value-type="float" office:value="749" calcext:value-type="float">
            <text:p>749</text:p>
          </table:table-cell>
          <table:table-cell table:style-name="ce99" table:formula="of:=[.G57]/[.B134]" office:value-type="percentage" office:value="0.61900826446281" calcext:value-type="percentage">
            <text:p>61,9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8]/[.$B$134]" office:value-type="percentage" office:value="0.012396694214876" calcext:value-type="percentage">
            <text:p>1,24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9]/[.$B$134]" office:value-type="percentage" office:value="0.0115702479338843" calcext:value-type="percentage">
            <text:p>1,16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0]/[.$B$134]" office:value-type="percentage" office:value="0.0115702479338843" calcext:value-type="percentage">
            <text:p>1,16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1]/[.$B$134]" office:value-type="percentage" office:value="0.0115702479338843" calcext:value-type="percentage">
            <text:p>1,16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2]/[.$B$134]" office:value-type="percentage" office:value="0.0107438016528926" calcext:value-type="percentage">
            <text:p>1,07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3]/[.$B$134]" office:value-type="percentage" office:value="0.00991735537190083" calcext:value-type="percentage">
            <text:p>0,99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4]/[.$B$134]" office:value-type="percentage" office:value="0.00991735537190083" calcext:value-type="percentage">
            <text:p>0,99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5]/[.$B$134]" office:value-type="percentage" office:value="0.00991735537190083" calcext:value-type="percentage">
            <text:p>0,99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6]/[.$B$134]" office:value-type="percentage" office:value="0.00991735537190083" calcext:value-type="percentage">
            <text:p>0,99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7]/[.$B$134]" office:value-type="percentage" office:value="0.00991735537190083" calcext:value-type="percentage">
            <text:p>0,99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8]/[.$B$134]" office:value-type="percentage" office:value="0.00991735537190083" calcext:value-type="percentage">
            <text:p>0,99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9]/[.$B$134]" office:value-type="percentage" office:value="0.00909090909090909" calcext:value-type="percentage">
            <text:p>0,91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0]/[.$B$134]" office:value-type="percentage" office:value="0.00909090909090909" calcext:value-type="percentage">
            <text:p>0,91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1]/[.$B$134]" office:value-type="percentage" office:value="0.00909090909090909" calcext:value-type="percentage">
            <text:p>0,91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2]/[.$B$134]" office:value-type="percentage" office:value="0.00909090909090909" calcext:value-type="percentage">
            <text:p>0,91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3]/[.$B$134]" office:value-type="percentage" office:value="0.00909090909090909" calcext:value-type="percentage">
            <text:p>0,91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4]/[.$B$134]" office:value-type="percentage" office:value="0.00909090909090909" calcext:value-type="percentage">
            <text:p>0,91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/>
          <table:table-cell table:style-name="ce83"/>
          <table:table-cell table:number-columns-repeated="3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5]/[.$B$134]" office:value-type="percentage" office:value="0.00909090909090909" calcext:value-type="percentage">
            <text:p>0,91 %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6]/[.$B$134]" office:value-type="percentage" office:value="0.00909090909090909" calcext:value-type="percentage">
            <text:p>0,91 %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7]/[.$B$134]" office:value-type="percentage" office:value="0.00826446280991736" calcext:value-type="percentage">
            <text:p>0,83 %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8]/[.$B$134]" office:value-type="percentage" office:value="0.00826446280991736" calcext:value-type="percentage">
            <text:p>0,83 %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9]/[.$B$134]" office:value-type="percentage" office:value="0.00826446280991736" calcext:value-type="percentage">
            <text:p>0,83 %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80]/[.$B$134]" office:value-type="percentage" office:value="0.00826446280991736" calcext:value-type="percentage">
            <text:p>0,83 %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1]/[.$B$134]" office:value-type="percentage" office:value="0.00743801652892562" calcext:value-type="percentage">
            <text:p>0,74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uentes de Ebr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2]/[.$B$134]" office:value-type="percentage" office:value="0.00743801652892562" calcext:value-type="percentage">
            <text:p>0,74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3]/[.$B$134]" office:value-type="percentage" office:value="0.00743801652892562" calcext:value-type="percentage">
            <text:p>0,74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orre Ramon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4]/[.$B$134]" office:value-type="percentage" office:value="0.00743801652892562" calcext:value-type="percentage">
            <text:p>0,74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5]/[.$B$134]" office:value-type="percentage" office:value="0.00743801652892562" calcext:value-type="percentage">
            <text:p>0,74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6]/[.$B$134]" office:value-type="percentage" office:value="0.00661157024793388" calcext:value-type="percentage">
            <text:p>0,66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7]/[.$B$134]" office:value-type="percentage" office:value="0.00661157024793388" calcext:value-type="percentage">
            <text:p>0,66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8]/[.$B$134]" office:value-type="percentage" office:value="0.00661157024793388" calcext:value-type="percentage">
            <text:p>0,66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tejon de Sos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9]/[.$B$134]" office:value-type="percentage" office:value="0.00661157024793388" calcext:value-type="percentage">
            <text:p>0,66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90]/[.$B$134]" office:value-type="percentage" office:value="0.00661157024793388" calcext:value-type="percentage">
            <text:p>0,66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Capital Nº 2 (Santo Grial)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91]/[.$B$134]" office:value-type="percentage" office:value="0.00661157024793388" calcext:value-type="percentage">
            <text:p>0,66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rrión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92]/[.$B$134]" office:value-type="percentage" office:value="0.00661157024793388" calcext:value-type="percentage">
            <text:p>0,66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3]/[.$B$134]" office:value-type="percentage" office:value="0.00578512396694215" calcext:value-type="percentage">
            <text:p>0,58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ujaraloz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4]/[.$B$134]" office:value-type="percentage" office:value="0.00578512396694215" calcext:value-type="percentage">
            <text:p>0,58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5]/[.$B$134]" office:value-type="percentage" office:value="0.00578512396694215" calcext:value-type="percentage">
            <text:p>0,58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6]/[.$B$134]" office:value-type="percentage" office:value="0.00578512396694215" calcext:value-type="percentage">
            <text:p>0,58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7]/[.$B$134]" office:value-type="percentage" office:value="0.00578512396694215" calcext:value-type="percentage">
            <text:p>0,58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riñe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8]/[.$B$134]" office:value-type="percentage" office:value="0.00578512396694215" calcext:value-type="percentage">
            <text:p>0,58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9]/[.$B$134]" office:value-type="percentage" office:value="0.00495867768595041" calcext:value-type="percentage">
            <text:p>0,50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100]/[.$B$134]" office:value-type="percentage" office:value="0.00413223140495868" calcext:value-type="percentage">
            <text:p>0,41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101]/[.$B$134]" office:value-type="percentage" office:value="0.00413223140495868" calcext:value-type="percentage">
            <text:p>0,41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102]/[.$B$134]" office:value-type="percentage" office:value="0.00413223140495868" calcext:value-type="percentage">
            <text:p>0,41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illamayo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103]/[.$B$134]" office:value-type="percentage" office:value="0.00413223140495868" calcext:value-type="percentage">
            <text:p>0,41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4]/[.$B$134]" office:value-type="percentage" office:value="0.00330578512396694" calcext:value-type="percentage">
            <text:p>0,33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iag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5]/[.$B$134]" office:value-type="percentage" office:value="0.00330578512396694" calcext:value-type="percentage">
            <text:p>0,33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fortunad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6]/[.$B$134]" office:value-type="percentage" office:value="0.00330578512396694" calcext:value-type="percentage">
            <text:p>0,33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aella</text:p>
          </table:table-cell>
          <table:table-cell table:style-name="ce27" office:value-type="float" office:value="4" calcext:value-type="float">
            <text:p>4</text:p>
          </table:table-cell>
          <table:table-cell table:style-name="ce34" table:formula="of:=[.B107]/[.$B$134]" office:value-type="percentage" office:value="0.00330578512396694" calcext:value-type="percentage">
            <text:p>0,33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7" office:value-type="float" office:value="4" calcext:value-type="float">
            <text:p>4</text:p>
          </table:table-cell>
          <table:table-cell table:style-name="ce34" table:formula="of:=[.B108]/[.$B$134]" office:value-type="percentage" office:value="0.00330578512396694" calcext:value-type="percentage">
            <text:p>0,33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7" office:value-type="float" office:value="4" calcext:value-type="float">
            <text:p>4</text:p>
          </table:table-cell>
          <table:table-cell table:style-name="ce34" table:formula="of:=[.B109]/[.$B$134]" office:value-type="percentage" office:value="0.00330578512396694" calcext:value-type="percentage">
            <text:p>0,33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ínsa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0]/[.$B$134]" office:value-type="percentage" office:value="0.00247933884297521" calcext:value-type="percentage">
            <text:p>0,25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mocha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1]/[.$B$134]" office:value-type="percentage" office:value="0.00247933884297521" calcext:value-type="percentage">
            <text:p>0,25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nda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2]/[.$B$134]" office:value-type="percentage" office:value="0.00247933884297521" calcext:value-type="percentage">
            <text:p>0,25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fierro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3]/[.$B$134]" office:value-type="percentage" office:value="0.00247933884297521" calcext:value-type="percentage">
            <text:p>0,25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el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4]/[.$B$134]" office:value-type="percentage" office:value="0.00247933884297521" calcext:value-type="percentage">
            <text:p>0,25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hama de Aragó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5]/[.$B$134]" office:value-type="percentage" office:value="0.00165289256198347" calcext:value-type="percentage">
            <text:p>0,17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mudévar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6]/[.$B$134]" office:value-type="percentage" office:value="0.00165289256198347" calcext:value-type="percentage">
            <text:p>0,17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erbega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7]/[.$B$134]" office:value-type="percentage" office:value="0.00165289256198347" calcext:value-type="percentage">
            <text:p>0,17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8]/[.$B$134]" office:value-type="percentage" office:value="0.00165289256198347" calcext:value-type="percentage">
            <text:p>0,17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mpo de Belchite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9]/[.$B$134]" office:value-type="percentage" office:value="0.00165289256198347" calcext:value-type="percentage">
            <text:p>0,17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rau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20]/[.$B$134]" office:value-type="percentage" office:value="0.00165289256198347" calcext:value-type="percentage">
            <text:p>0,17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Rura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21]/[.$B$134]" office:value-type="percentage" office:value="0.00165289256198347" calcext:value-type="percentage">
            <text:p>0,17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riz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34]" office:value-type="percentage" office:value="0.000826446280991735" calcext:value-type="percentage">
            <text:p>0,08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yerb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34]" office:value-type="percentage" office:value="0.000826446280991735" calcext:value-type="percentage">
            <text:p>0,08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rot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34]" office:value-type="percentage" office:value="0.000826446280991735" calcext:value-type="percentage">
            <text:p>0,08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Épi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5]/[.$B$134]" office:value-type="percentage" office:value="0.000826446280991735" calcext:value-type="percentage">
            <text:p>0,08 %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ch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6]/[.$B$134]" office:value-type="percentage" office:value="0.000826446280991735" calcext:value-type="percentage">
            <text:p>0,08 %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7]/[.$B$134]" office:value-type="percentage" office:value="0.000826446280991735" calcext:value-type="percentage">
            <text:p>0,08 %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unie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8]/[.$B$134]" office:value-type="percentage" office:value="0.000826446280991735" calcext:value-type="percentage">
            <text:p>0,08 %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ádab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9]/[.$B$134]" office:value-type="percentage" office:value="0.000826446280991735" calcext:value-type="percentage">
            <text:p>0,08 %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ta Eulalia del Camp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0]/[.$B$134]" office:value-type="percentage" office:value="0.000826446280991735" calcext:value-type="percentage">
            <text:p>0,08 %</text:p>
          </table:table-cell>
          <table:table-cell table:style-name="ce40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ástag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1]/[.$B$134]" office:value-type="percentage" office:value="0.000826446280991735" calcext:value-type="percentage">
            <text:p>0,08 %</text:p>
          </table:table-cell>
          <table:table-cell table:style-name="ce40"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rroya de la Sier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2]/[.$B$134]" office:value-type="percentage" office:value="0.000826446280991735" calcext:value-type="percentage">
            <text:p>0,08 %</text:p>
          </table:table-cell>
          <table:table-cell table:style-name="ce40" office:value-type="float" office:value="105" calcext:value-type="float">
            <text:p>10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60" calcext:value-type="float">
            <text:p>60</text:p>
          </table:table-cell>
          <table:table-cell table:style-name="ce34" table:formula="of:=[.B133]/[.$B$134]" office:value-type="percentage" office:value="0.0495867768595041" calcext:value-type="percentage">
            <text:p>4,96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33])" office:value-type="float" office:value="1210" calcext:value-type="float">
            <text:p>1.210</text:p>
          </table:table-cell>
          <table:table-cell table:number-columns-repeated="8"/>
        </table:table-row>
        <table:table-row table:style-name="ro3" table:number-rows-repeated="1048441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27'.$A$1" table:cell-range-address="$'20201027'.$F$43:.$H$56"/>
        </table:named-expressions>
      </table:table>
      <table:named-expressions/>
      <table:database-ranges>
        <table:database-range table:name="__Anonymous_Sheet_DB__0" table:target-range-address="'20201027'.F43:'20201027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7" style:display-name="PageStyle_2020102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8T17:12:12</dc:date>
    <meta:generator>LibreOffice/6.0.7.3$Linux_X86_64 LibreOffice_project/00m0$Build-3</meta:generator>
    <meta:document-statistic meta:table-count="1" meta:cell-count="60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